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134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HIGH SPEED COMMS</text:p>
          </table:table-cell>
          <table:table-cell office:value-type="string" calcext:value-type="string">
            <text:p>TBD, SUSPECT SPI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248HZ SQUARE WAVE</text:p>
          </table:table-cell>
          <table:table-cell office:value-type="string" calcext:value-type="string">
            <text:p>248HZ SQUARE WAVE 3V3 SWING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124HZ SQUARE WAVE</text:p>
          </table:table-cell>
          <table:table-cell office:value-type="string" calcext:value-type="string">
            <text:p>124HZ SQUARE WAVE 3V3 SWING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BUS COMMS</text:p>
          </table:table-cell>
          <table:table-cell office:value-type="string" calcext:value-type="string">
            <text:p>OIL PUMP LIN COMMS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5HZ OUT</text:p>
          </table:table-cell>
          <table:table-cell office:value-type="string" calcext:value-type="string">
            <text:p>5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 BAUD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 BAUD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4:16:56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18T15:02:10.001000000</dc:date>
    <meta:editing-duration>PT1H17M21S</meta:editing-duration>
    <meta:editing-cycles>25</meta:editing-cycles>
    <meta:document-statistic meta:table-count="1" meta:cell-count="406" meta:object-count="0"/>
  </office:meta>
</office:document-meta>
</file>